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2f8a20"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390c8d"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agraph-properties fo:text-align="start"/>
      <style:text-properties fo:font-family="Calibri" style:font-style-name="Standard" style:font-family-generic="swiss" fo:font-size="11pt"/>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4"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6"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7"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8"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20"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4"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5"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6"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8"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0"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3ac6f0" style:font-size-asian="9pt" style:font-style-asian="italic" style:font-weight-asian="bold" style:font-size-complex="9pt" style:font-style-complex="italic" style:font-weight-complex="bold"/>
    </style:style>
    <style:style style:name="P31"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2"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3ac6f0" style:font-size-asian="9pt" style:font-style-asian="italic" style:font-weight-asian="bold" style:font-size-complex="9pt" style:font-style-complex="italic" style:font-weight-complex="bold"/>
    </style:style>
    <style:style style:name="P3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6"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7"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38"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39"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0"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1"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2"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3"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204cm"/>
        </style:tab-stops>
      </style:paragraph-properties>
      <style:text-properties style:font-name="Calibri" fo:font-size="11pt" fo:font-style="normal" fo:font-weight="normal" officeooo:rsid="0006b159" officeooo:paragraph-rsid="00316ce7" style:font-size-asian="11pt" style:font-style-asian="normal" style:font-weight-asian="normal" style:font-size-complex="11pt" style:font-style-complex="normal"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144b66"/>
    </style:style>
    <style:style style:name="T3" style:family="text">
      <style:text-properties officeooo:rsid="003d801e"/>
    </style:style>
    <style:style style:name="T4" style:family="text">
      <style:text-properties officeooo:rsid="00390c8d"/>
    </style:style>
    <style:style style:name="T5" style:family="text">
      <style:text-properties officeooo:rsid="000588e0"/>
    </style:style>
    <style:style style:name="T6" style:family="text">
      <style:text-properties officeooo:rsid="0017c038"/>
    </style:style>
    <style:style style:name="T7" style:family="text">
      <style:text-properties fo:font-size="9pt" fo:font-style="italic" fo:font-weight="bold" style:font-size-asian="9pt" style:font-style-asian="italic" style:font-weight-asian="bold" style:font-size-complex="9pt" style:font-style-complex="italic" style:font-weight-complex="bold"/>
    </style:style>
    <style:style style:name="T8"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9" style:family="text">
      <style:text-properties fo:font-size="11pt" fo:font-style="normal" officeooo:rsid="0021e97c" style:font-size-asian="11pt" style:font-style-asian="normal" style:font-size-complex="11pt" style:font-style-complex="normal"/>
    </style:style>
    <style:style style:name="T10" style:family="text">
      <style:text-properties fo:font-size="11pt" fo:font-style="normal" officeooo:rsid="002259a3" style:font-size-asian="11pt" style:font-style-asian="normal" style:font-size-complex="11pt" style:font-style-complex="normal"/>
    </style:style>
    <style:style style:name="T11" style:family="text">
      <style:text-properties officeooo:rsid="0021e97c"/>
    </style:style>
    <style:style style:name="T12" style:family="text">
      <style:text-properties officeooo:rsid="002259a3"/>
    </style:style>
    <style:style style:name="T13" style:family="text">
      <style:text-properties officeooo:rsid="00359e9d"/>
    </style:style>
    <style:style style:name="T14" style:family="text">
      <style:text-properties fo:font-weight="bold" officeooo:rsid="0006b159" style:font-weight-asian="bold" style:font-weight-complex="bold"/>
    </style:style>
    <style:style style:name="T15" style:family="text">
      <style:text-properties fo:font-weight="bold" officeooo:rsid="002259a3" style:font-weight-asian="bold" style:font-weight-complex="bold"/>
    </style:style>
    <style:style style:name="T16" style:family="text">
      <style:text-properties officeooo:rsid="001c70cf"/>
    </style:style>
    <style:style style:name="T17" style:family="text">
      <style:text-properties fo:color="#000000" loext:opacity="100%" style:text-line-through-style="none" style:text-line-through-type="none" style:text-underline-style="none" officeooo:rsid="00359e9d" style:text-blinking="false" fo:background-color="#ffffff" loext:char-shading-value="0" loext:padding="0cm" loext:border="none"/>
    </style:style>
    <style:style style:name="T18"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9" style:family="text">
      <style:text-properties officeooo:rsid="0023b228"/>
    </style:style>
    <style:style style:name="T20" style:family="text">
      <style:text-properties officeooo:rsid="002de0fd"/>
    </style:style>
    <style:style style:name="T21" style:family="text">
      <style:text-properties officeooo:rsid="002c20e4"/>
    </style:style>
    <style:style style:name="T22" style:family="text">
      <style:text-properties fo:font-size="11pt" fo:font-style="normal" officeooo:rsid="00088e3c" style:font-size-asian="11pt" style:font-style-asian="normal" style:font-size-complex="11pt" style:font-style-complex="normal"/>
    </style:style>
    <style:style style:name="T23" style:family="text">
      <style:text-properties fo:font-size="11pt" fo:font-style="normal" officeooo:rsid="002422e9" style:font-size-asian="11pt" style:font-style-asian="normal" style:font-size-complex="11pt" style:font-style-complex="normal"/>
    </style:style>
    <style:style style:name="T24" style:family="text">
      <style:text-properties officeooo:rsid="0037a61d"/>
    </style:style>
    <style:style style:name="T25"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4"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ch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lle Vornamen"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10"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Mutter" form:control-implementation="ooo:com.sun.star.form.component.TextField" xml:id="control13" form:id="control13"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4" form:id="control14"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5" form:id="control15"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6" form:id="control16"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7" form:id="control17"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18" form:id="control18"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19" form:id="control1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0" form:id="control2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1" form:id="control21" form:tab-index="3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2" form:id="control22" form:tab-index="3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3" form:id="control23"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4" form:id="control24"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5" form:id="control25"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6" form:id="control26"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Bemerkungen" form:control-implementation="ooo:com.sun.star.form.component.TextField" xml:id="control27" form:id="control27" form:tab-index="4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28" form:id="control28" form:tab-index="4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29" form:id="control29" form:tab-index="4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0" form:id="control30" form:tab-index="19"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Rufname" form:control-implementation="ooo:com.sun.star.form.component.TextField" xml:id="control31" form:id="control31"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2" form:id="control32" form:label="Ja"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odt/content.xml"/>
              <form:property form:property-name="SecondaryRefValue" office:value-type="string" office:string-value=""/>
            </form:properties>
          </form:checkbox>
          <form:text form:name="Geburtsland" form:control-implementation="ooo:com.sun.star.form.component.TextField" xml:id="control33" form:id="control33"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4" form:id="control34"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5" form:id="control35"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36" form:id="control36"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37" form:id="control37"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radio form:name="Geschlecht weiblich" form:control-implementation="ooo:com.sun.star.form.component.RadioButton" xml:id="control38" form:id="control38" form:label="weiblich" form:tab-index="4"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männlich" form:control-implementation="ooo:com.sun.star.form.component.RadioButton" xml:id="control39" form:id="control39" form:label="männlich" form:tab-index="5"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divers" form:control-implementation="ooo:com.sun.star.form.component.RadioButton" xml:id="control40" form:id="control40" form:label="divers" form:tab-index="6"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Geschlecht oA" form:control-implementation="ooo:com.sun.star.form.component.RadioButton" xml:id="control41" form:id="control41" form:label="o.A." form:tab-index="7" form:visual-effect="flat" form:input-required="false" formx:group-name="Geschle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ev" form:control-implementation="ooo:com.sun.star.form.component.RadioButton" xml:id="control42" form:id="control42" form:label="ev. Religionslehre" form:tab-index="40"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kath" form:control-implementation="ooo:com.sun.star.form.component.RadioButton" xml:id="control43" form:id="control43" form:label="kath. Religionslehre" form:tab-index="41"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isl" form:control-implementation="ooo:com.sun.star.form.component.RadioButton" xml:id="control44" form:id="control44" form:label="isl. Religionslehre" form:tab-index="42"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Religionsunterricht prakt Philosophie" form:control-implementation="ooo:com.sun.star.form.component.RadioButton" xml:id="control45" form:id="control45" form:label="praktische Philosophie" form:tab-index="43" form:visual-effect="flat" form:input-required="false" formx:group-name="Religionsunterricht"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Betreuung keine" form:control-implementation="ooo:com.sun.star.form.component.RadioButton" xml:id="control46" form:id="control46" form:label="keine" form:tab-index="44" form:visual-effect="flat" form:input-required="false" formx:group-name="Betreu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Betreuung Uebermittag" form:control-implementation="ooo:com.sun.star.form.component.RadioButton" xml:id="control47" form:id="control47" form:label="Übermittagsbetreuung" form:tab-index="45" form:visual-effect="flat" form:input-required="false" formx:group-name="Betreu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radio form:name="Betreuung offener Ganztag" form:control-implementation="ooo:com.sun.star.form.component.RadioButton" xml:id="control48" form:id="control48" form:label="offener Ganztag" form:tab-index="46" form:visual-effect="flat" form:input-required="false" formx:group-name="Betreuung"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Grundschule%20Vorbildungsdaten.odt/content.xml"/>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Grundschule</text:p>
      <text:p text:style-name="P2"/>
      <text:p text:style-name="P3">Schüler<text:span text:style-name="T2">in / Schüler</text:span></text:p>
      <text:p text:style-name="P4"><text:tab/>N<text:span text:style-name="T3">achn</text:span>ame<text:tab/><text:span text:style-name="T4">Alle </text:span><text:span text:style-name="T5">Vorname</text:span><text:span text:style-name="T4">n laut Geburtsurkunde / Ausweis</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4">Rufname, falls vorhanden</text:span><text:span text:style-name="T2"><text:tab/>Geschlecht</text:span></text:p>
      <text:p text:style-name="P8"><text:tab/><draw:control text:anchor-type="as-char" draw:z-index="30" draw:name="Form3" draw:style-name="gr1" draw:text-style-name="P9" svg:width="8cm" svg:height="0.56cm" draw:control="control31"/><text:span text:style-name="T5"><text:tab/></text:span><text:span text:style-name="T5"><draw:control text:anchor-type="as-char" svg:y="-0.39cm" draw:z-index="37" draw:name="Steuerelement 2" draw:style-name="gr2" draw:text-style-name="P10" svg:width="2.001cm" svg:height="0.56cm" draw:control="control38"/></text:span><text:span text:style-name="T5"> <text:s text:c="3"/></text:span><text:span text:style-name="T5"><draw:control text:anchor-type="as-char" svg:y="-0.39cm" draw:z-index="38" draw:name="Steuerelement 1" draw:style-name="gr2" draw:text-style-name="P10" svg:width="2.2cm" svg:height="0.56cm" draw:control="control39"/></text:span><text:span text:style-name="T5"><text:s text:c="4"/></text:span><text:span text:style-name="T5"><draw:control text:anchor-type="as-char" svg:y="-0.39cm" draw:z-index="39" draw:name="Steuerelement 3" draw:style-name="gr2" draw:text-style-name="P10" svg:width="1.701cm" svg:height="0.56cm" draw:control="control40"/></text:span><text:span text:style-name="T5"><text:s text:c="4"/></text:span><text:span text:style-name="T5"><draw:control text:anchor-type="as-char" svg:y="-0.39cm" draw:z-index="40" draw:name="Steuerelement 4" draw:style-name="gr2" draw:text-style-name="P10" svg:width="1.2cm" svg:height="0.56cm" draw:control="control41"/></text:span></text:p>
      <text:p text:style-name="P11"><text:tab/><text:span text:style-name="T5">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1"><text:tab/><text:span text:style-name="T5">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2"><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1"><text:tab/><text:span text:style-name="T5">Konfession (Religion)</text:span></text:p>
      <text:p text:style-name="P13"><text:tab/><draw:control text:anchor-type="as-char" draw:z-index="8" draw:name="Form12" draw:style-name="gr1" draw:text-style-name="P9" svg:width="8cm" svg:height="0.56cm" draw:control="control9"/></text:p>
      <text:p text:style-name="P14">Migrationshintergrund, falls vorhanden</text:p>
      <text:p text:style-name="P15"><text:tab/><text:span text:style-name="T5">Geburtsland</text:span></text:p>
      <text:p text:style-name="P13"><text:tab/><draw:control text:anchor-type="as-char" draw:z-index="32" draw:name="Form13" draw:style-name="gr1" draw:text-style-name="P9" svg:width="8cm" svg:height="0.56cm" draw:control="control33"/></text:p>
      <text:p text:style-name="P15"><text:tab/><text:span text:style-name="T5">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6"><text:tab/><text:span text:style-name="T6">Verkehrssprache in der Familie<text:tab/>Zuzugsjahr<text:tab/>Aussiedler</text:span></text:p>
      <text:p text:style-name="P17"><text:span text:style-name="T7"><text:tab/></text:span><text:span text:style-name="T7"><draw:control text:anchor-type="as-char" draw:z-index="11" draw:name="Form16" draw:style-name="gr1" draw:text-style-name="P9" svg:width="8cm" svg:height="0.56cm" draw:control="control12"/></text:span><text:span text:style-name="T7"><text:tab/></text:span><text:span text:style-name="T7"><draw:control text:anchor-type="as-char" draw:z-index="29" draw:name="Form17" draw:style-name="gr1" draw:text-style-name="P9" svg:width="3.751cm" svg:height="0.56cm" draw:control="control30"/></text:span><text:span text:style-name="T7"><text:tab/></text:span><text:span text:style-name="T8"><draw:control text:anchor-type="as-char" draw:z-index="31" draw:name="Form18" draw:style-name="gr3" draw:text-style-name="P6" svg:width="3.751cm" svg:height="0.56cm" draw:control="control32"/></text:span></text:p>
      <text:p text:style-name="P18"><text:span text:style-name="T9">Mutter, </text:span><text:span text:style-name="T10">sofern erziehungsberechtigt</text:span></text:p>
      <text:p text:style-name="P19"><text:tab/><text:span text:style-name="T11">Titel<text:tab/>Na</text:span><text:span text:style-name="T3">chna</text:span><text:span text:style-name="T11">me<text:tab/>Vorname</text:span></text:p>
      <text:p text:style-name="P20"><text:tab/><draw:control text:anchor-type="as-char" draw:z-index="33" draw:name="Form19" draw:style-name="gr1" draw:text-style-name="P9" svg:width="1.5cm" svg:height="0.56cm" draw:control="control34"/><text:tab/><draw:control text:anchor-type="as-char" draw:z-index="12" draw:name="Form20" draw:style-name="gr1" draw:text-style-name="P9" svg:width="6.002cm" svg:height="0.56cm" draw:control="control13"/><text:tab/><draw:control text:anchor-type="as-char" draw:z-index="13" draw:name="Form21" draw:style-name="gr1" draw:text-style-name="P9" svg:width="8cm" svg:height="0.56cm" draw:control="control14"/></text:p>
      <text:p text:style-name="P21"><text:tab/><text:span text:style-name="T5">Straße Nr. (falls abweichend)<text:tab/>PLZ Ort (falls abweichend)</text:span></text:p>
      <text:p text:style-name="P22"><text:tab/><draw:control text:anchor-type="as-char" draw:z-index="14" draw:name="Form22" draw:style-name="gr1" draw:text-style-name="P9" svg:width="8cm" svg:height="0.56cm" draw:control="control15"/><text:tab/><draw:control text:anchor-type="as-char" draw:z-index="15" draw:name="Form23" draw:style-name="gr1" draw:text-style-name="P9" svg:width="8cm" svg:height="0.56cm" draw:control="control16"/></text:p>
      <text:p text:style-name="P23"><text:tab/><text:span text:style-name="T12">Festnetztelefon priv.</text:span><text:tab/>Handy priv.</text:p>
      <text:p text:style-name="P22"><text:tab/><draw:control text:anchor-type="as-char" draw:z-index="16" draw:name="Form24" draw:style-name="gr1" draw:text-style-name="P9" svg:width="8cm" svg:height="0.56cm" draw:control="control17"/><text:tab/><draw:control text:anchor-type="as-char" draw:z-index="17" draw:name="Form25" draw:style-name="gr1" draw:text-style-name="P9" svg:width="8cm" svg:height="0.56cm" draw:control="control18"/></text:p>
      <text:p text:style-name="P23"><text:tab/>Tel. dienstl.<text:span text:style-name="T13">*</text:span><text:tab/>E-Mail<text:span text:style-name="T13">*</text:span></text:p>
      <text:p text:style-name="P22"><text:tab/><draw:control text:anchor-type="as-char" draw:z-index="18" draw:name="Form26" draw:style-name="gr1" draw:text-style-name="P9" svg:width="8cm" svg:height="0.56cm" draw:control="control19"/><text:tab/><draw:control text:anchor-type="as-char" draw:z-index="19" draw:name="Form27" draw:style-name="gr1" draw:text-style-name="P9" svg:width="8cm" svg:height="0.56cm" draw:control="control20"/></text:p>
      <text:p text:style-name="P24"><text:span text:style-name="T14">Vater, </text:span><text:span text:style-name="T15">sofern erziehungsberechtigt</text:span></text:p>
      <text:p text:style-name="P25"><text:tab/><text:span text:style-name="T16">Titel<text:tab/>Na</text:span><text:span text:style-name="T3">chna</text:span><text:span text:style-name="T16">me<text:tab/>Vorname</text:span></text:p>
      <text:p text:style-name="P20"><text:tab/><draw:control text:anchor-type="as-char" draw:z-index="34" draw:name="Form28" draw:style-name="gr1" draw:text-style-name="P9" svg:width="1.5cm" svg:height="0.56cm" draw:control="control35"/><text:tab/><draw:control text:anchor-type="as-char" draw:z-index="35" draw:name="Form29" draw:style-name="gr1" draw:text-style-name="P9" svg:width="6.002cm" svg:height="0.56cm" draw:control="control36"/><text:tab/><draw:control text:anchor-type="as-char" draw:z-index="36" draw:name="Form30" draw:style-name="gr1" draw:text-style-name="P9" svg:width="8cm" svg:height="0.56cm" draw:control="control37"/></text:p>
      <text:p text:style-name="P21"><text:tab/><text:span text:style-name="T5">Straße Nr. (falls abweichend)<text:tab/>PLZ Ort (falls abweichend)</text:span></text:p>
      <text:p text:style-name="P22"><text:tab/><draw:control text:anchor-type="as-char" draw:z-index="22" draw:name="Form31" draw:style-name="gr1" draw:text-style-name="P9" svg:width="8cm" svg:height="0.56cm" draw:control="control23"/><text:tab/><draw:control text:anchor-type="as-char" draw:z-index="23" draw:name="Form32" draw:style-name="gr1" draw:text-style-name="P9" svg:width="8cm" svg:height="0.56cm" draw:control="control24"/></text:p>
      <text:p text:style-name="P26"><text:tab/><text:span text:style-name="T12">Festnetztelefon priv.</text:span><text:tab/>Handy priv.</text:p>
      <text:p text:style-name="P22"><text:tab/><draw:control text:anchor-type="as-char" draw:z-index="24" draw:name="Form33" draw:style-name="gr1" draw:text-style-name="P9" svg:width="8cm" svg:height="0.56cm" draw:control="control25"/><text:tab/><draw:control text:anchor-type="as-char" draw:z-index="25" draw:name="Form34" draw:style-name="gr1" draw:text-style-name="P9" svg:width="8cm" svg:height="0.56cm" draw:control="control26"/></text:p>
      <text:p text:style-name="P23"><text:tab/>Tel. dienstl.<text:span text:style-name="T13">*</text:span><text:tab/>E-Mail<text:span text:style-name="T13">*</text:span></text:p>
      <text:p text:style-name="P22"><text:tab/><draw:control text:anchor-type="as-char" draw:z-index="20" draw:name="Form35" draw:style-name="gr1" draw:text-style-name="P9" svg:width="8cm" svg:height="0.56cm" draw:control="control21"/><text:tab/><draw:control text:anchor-type="as-char" draw:z-index="21" draw:name="Form36" draw:style-name="gr1" draw:text-style-name="P9" svg:width="8cm" svg:height="0.56cm" draw:control="control22"/></text:p>
      <text:p text:style-name="P27"><text:bookmark text:name="A1FN*)"/><text:span text:style-name="T17">*) </text:span><text:span text:style-name="T18">Soweit im Einzelfall nicht erforderlich, ist die Angabe freiwillig und jederzeit widerrufbar</text:span> </text:p>
      <text:p text:style-name="P28"/>
      <text:p text:style-name="P29"><text:span text:style-name="T19">Teilnahme am Religionsu</text:span>nterricht <text:span text:style-name="T20">(in der Regel die eigene Konfession)</text:span></text:p>
      <text:p text:style-name="P30"><text:tab/><text:span text:style-name="T20">Teilnehmen an</text:span><text:line-break/><text:tab/><text:span text:style-name="T5"><draw:control text:anchor-type="as-char" svg:y="-0.39cm" draw:z-index="41" draw:name="Steuerelement 5" draw:style-name="gr2" draw:text-style-name="P10" svg:width="3.5cm" svg:height="0.56cm" draw:control="control42"/></text:span><text:span text:style-name="T5"><text:tab/></text:span><text:span text:style-name="T5"><draw:control text:anchor-type="as-char" svg:y="-0.39cm" draw:z-index="42" draw:name="Steuerelement 6" draw:style-name="gr2" draw:text-style-name="P10" svg:width="3.8cm" svg:height="0.56cm" draw:control="control43"/></text:span><text:span text:style-name="T5"><text:tab/></text:span><text:span text:style-name="T5"><draw:control text:anchor-type="as-char" svg:y="-0.39cm" draw:z-index="43" draw:name="Steuerelement 7" draw:style-name="gr2" draw:text-style-name="P10" svg:width="3.5cm" svg:height="0.56cm" draw:control="control44"/></text:span><text:span text:style-name="T5"><text:tab/></text:span><text:span text:style-name="T5"><draw:control text:anchor-type="as-char" svg:y="-0.39cm" draw:z-index="44" draw:name="Steuerelement 8" draw:style-name="gr2" draw:text-style-name="P10" svg:width="4.19cm" svg:height="0.56cm" draw:control="control45"/></text:span></text:p>
      <text:p text:style-name="P31">Betreuung</text:p>
      <text:p text:style-name="P32"><text:tab/><text:span text:style-name="T21">Ich wünsche folgende Betreuung</text:span><text:line-break/><text:tab/><text:span text:style-name="T5"><draw:control text:anchor-type="as-char" svg:y="-0.39cm" draw:z-index="45" draw:name="Steuerelement 9" draw:style-name="gr2" draw:text-style-name="P10" svg:width="1.701cm" svg:height="0.56cm" draw:control="control46"/></text:span><text:span text:style-name="T5"><text:tab/></text:span><text:span text:style-name="T5"><draw:control text:anchor-type="as-char" svg:y="-0.39cm" draw:z-index="46" draw:name="Steuerelement 10" draw:style-name="gr2" draw:text-style-name="P10" svg:width="4.5cm" svg:height="0.56cm" draw:control="control47"/></text:span><text:span text:style-name="T5"><text:tab/></text:span><text:span text:style-name="T5"><draw:control text:anchor-type="as-char" svg:y="-0.39cm" draw:z-index="47" draw:name="Steuerelement 11" draw:style-name="gr2" draw:text-style-name="P10" svg:width="3.301cm" svg:height="0.56cm" draw:control="control48"/></text:span></text:p>
      <text:p text:style-name="P33"><text:span text:style-name="T22">S</text:span><text:span text:style-name="T23">o</text:span><text:span text:style-name="T22">nstiges</text:span><text:tab/></text:p>
      <text:p text:style-name="P34"><text:tab/><text:span text:style-name="T20">Gesundheitliche Beeinträchtigungen / körperliche Behinderungen / sonderpädagogischer Förderbedarf etc.</text:span></text:p>
      <text:p text:style-name="P35"><text:tab/><draw:control text:anchor-type="as-char" draw:z-index="26" draw:name="Form44" draw:style-name="gr4" draw:text-style-name="P9" svg:width="16.5cm" svg:height="2.241cm" draw:control="control27"/></text:p>
      <text:p text:style-name="P36"><text:tab/>Ich möchte <text:span text:style-name="T20">mit folgenden Mitschülern in eine Klasse (max. zwei Nennungen)</text:span></text:p>
      <text:p text:style-name="P35"><text:tab/><draw:control text:anchor-type="as-char" draw:z-index="27" draw:name="Form45" draw:style-name="gr1" draw:text-style-name="P9" svg:width="16.5cm" svg:height="1.121cm" draw:control="control28"/></text:p>
      <text:p text:style-name="P37">Notfallkontakt</text:p>
      <text:p text:style-name="P38">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39">Notfallkontakte<text:span text:style-name="T24">*</text:span></text:p>
      <text:p text:style-name="P40"><draw:control text:anchor-type="as-char" draw:z-index="28" draw:name="Form46" draw:style-name="gr1" draw:text-style-name="P9" svg:width="16.5cm" svg:height="2.357cm" draw:control="control29"/></text:p>
      <text:p text:style-name="P41">Hinweis</text:p>
      <text:p text:style-name="P42">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3">Hiermit bestätige ich die Richtigkeit meiner Angaben. Änderungen werde ich der Schule umgehend mitteilen. </text:p>
      <text:p text:style-name="P44"/>
      <text:p text:style-name="P44"/>
      <text:p text:style-name="P45">_____________________________<text:tab/>_______________________________________________________<text:line-break/><text:span text:style-name="T19">Ort, Datum<text:tab/></text:span>Unterschrift des/der Erziehungsberechtigten</text:p>
      <text:p text:style-name="P44"/>
      <text:p text:style-name="P46"/>
      <text:p text:style-name="P46">(Für die Anmeldung genügt die Unterschrift eines <text:span text:style-name="T25">Elternteils</text:span>. Nach § 1686 BGB ist dieser <text:span text:style-name="T25">Elternteil</text:span> verpflichtet, das andere sorgeberechtigte Elternteil über die Anmeldung und schulische Belange zu informieren und erforderliche Einverständnisse einzuholen. <text:span text:style-name="T25">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6T13:21:58.385930700</dc:date>
    <meta:editing-duration>P1DT1H27M39S</meta:editing-duration>
    <meta:editing-cycles>36</meta:editing-cycles>
    <meta:generator>LibreOffice/25.8.3.2$Windows_X86_64 LibreOffice_project/8ca8d55c161d602844f5428fa4b58097424e324e</meta:generator>
    <meta:print-date>2025-12-16T13:11:02.119932000</meta:print-date>
    <meta:printed-by>PDF-Dateien</meta:printed-by>
    <meta:document-statistic meta:table-count="0" meta:image-count="0" meta:object-count="0" meta:page-count="2" meta:paragraph-count="58" meta:word-count="347" meta:character-count="2891" meta:non-whitespace-character-count="2500"/>
  </office:meta>
</office:document-meta>
</file>